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Game balance changes</text:span></text:p>
      <text:p text:style-name="P1">- Double the amount of damage that Tusken Raiders do when they attack.</text:p>
      <text:p text:style-name="P1"><text:tab/>- Give weapons to Tusken Raiders</text:p>
      <text:p text:style-name="P1">- Reduce the amount of damage the lightsabers do to 100</text:p>
      <text:p text:style-name="P1">- Give Tusken Raiders 200 starting hit points instead of 50</text:p>
      <text:p text:style-name="P1">- Add atleast 3 more Tusken Raiders to the map. </text:p>
      <text:p text:style-name="P1"><text:span text:style-name="T1"/></text:p>
      <text:p text:style-name="P1"><text:span text:style-name="T1">Droids</text:span></text:p>
      <text:p text:style-name="P1">- R2-D2 and C-3PO should be added to the map at a location of our choice</text:p>
      <text:p text:style-name="P2">- Both R2-D2 and CP30 should have 200 starting hit points and should not have owners</text:p>
      <text:p text:style-name="P1">- R2-D2’s patrol patten consists of 5 steps East and then 5 steps west and should not be interrupted by the edge of the map.</text:p>
      <text:p text:style-name="P1">- C-3PO should remain in one place, on each turn he should have a 10% chance of saying something.</text:p>
      <text:p text:style-name="P1">- R2-D2 will have the ability to repair Droids. If he encounters a disabled droid while holding parts he should repair otherwise he should dissemble it and take the parts.</text:p>
      <text:p text:style-name="P1">- R2-D2 has an internal oil reservoir, so it can oil Droids without needing to hold an oil can. </text:p>
      <text:p text:style-name="P1"><text:tab/>- R2-D2 can apply oil to any droid at his location (including itself)</text:p>
      <text:p text:style-name="P1"/>
      <text:p text:style-name="P1">- Luke can choose to be an owner of a Droid if it does not have an owner.</text:p>
      <text:p text:style-name="P1">- Luke also has the ability to repair or disassemble droids.</text:p>
      <text:p text:style-name="P1">- Add disabled droids to the map, make sure some of them are in R2-D2’s patrol path.</text:p>
      <text:p text:style-name="P1"><text:span text:style-name="T1"/></text:p>
      <text:p text:style-name="P1"><text:span text:style-name="T1">The Force</text:span></text:p>
      <text:p text:style-name="P1"><text:s/>- Luke is not yet fully trained. Luke can be trained by Ben at the cost of a turn. </text:p>
      <text:p text:style-name="P1"><text:tab/>- This should appear as an option which the player may select on the action menu on the next turn</text:p>
      <text:p text:style-name="P1">- It’s okay to assume that Luke can use Jedi Mind Control Powers</text:p>
      <text:p text:style-name="P1">- Devise a way for a player to specify a valid direction to force the target to move to.</text:p>
      <text:p text:style-name="P1">- Create Actors ‘Uncle Owen’ and ‘Aunt Beru’ and place them in the moisture farm.</text:p>
      <text:p text:style-name="P1"><text:tab/>- Both actors are ordinary and are weak minded with no force powers.</text:p>
      <text:p text:style-name="P1"><text:tab/>- Basically used to test Luke’s Mind Control Powers</text:p>
      <text:p text:style-name="P1"><text:span text:style-name="T1"/></text:p>
      <text:p text:style-name="P1"><text:span text:style-name="T1">Health and Healing</text:span></text:p>
      <text:p text:style-name="P1">- Add a (full) canteen somewhere on Ben’s patrol route</text:p>
      <text:p text:style-name="P1">- Change Ben so that if he sees a non-empty canteen when his hitpoints &lt; 100% then he should drop everything and heal from canteen. </text:p>
      <text:p text:style-name="P1"><text:tab/>- He should continue to drink to try and reach 100% hit points.</text:p>
      <text:p text:style-name="P1"><text:tab/>- When he finishes healing he should pickup what he had dropped previous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2</meta:generator>
  </office:meta>
</office:document-meta>
</file>